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aurgal. Principale ville portuaire d'Ünellia, la cité avait acquis une réputation certaine dans la région. Son port et son aéroport faisaient transiter une quantité phénoménale de marchandises, allant des matières premières importées de la région voisine Hinaus aux voyageurs en visite touristique ou d'affaire venant de tout le pays, voire même au delà de ses frontières. Si Laurgal n'avait pas l'envergure d'Alexandria, elle jouissait tout de même d'une influence non négligeable, étant donné sa position géographique et son statut de port central de Daënastre. Avec une telle renommée, il allait de soi qu'un certain nombre de trafics plus ou moins légaux s'y déroulaient fréquemment. Et parmi les noms qui revenaient lorsque l'on s'intéressait d'un peu plus près à ce genre de commerces, l'auberge « Kahapadnon » s'offrait une place de choix.</text:p>
      <text:p text:style-name="Standard"/>
      <text:p text:style-name="Standard">La taverne grouillait de monde en ce début de soirée. Un brouhaha assez généralisé y régnait, les différents groupes de personnes attablées ne cherchant pas particulièrement à se faire discrets -si ce n'était même le contraire, un espèce de concours de celui qui gueule le plus fort en crachant un peu de sa bière à chaque fois. Deux tables relativement à l'écart faisaient cependant exception à ce bordel ambiant. A la première, une demi-douzaine de types louches parlaient à voix basse. Si le sujet de leur conversation n'était pas audible à moins de se trouver à moins d'un mètre d'eux, la nature illégale de leur transaction ne faisait aucun doute. A la seconde table, une main posée sur le front, se tenait Eléonore.</text:p>
      <text:p text:style-name="Standard"/>
      <text:p text:style-name="Standard">Deux mois. C'est le temps qu'il avait fallu pour que son organisme commence à ressentir sérieusement les effets d'une exposition prolongée à la technologie. Ce qui n'était au début de son séjour à Daënastre qu'un bénin sentiment de mal-être et quelques malaises lorsqu'elle avait été un peu trop entreprenante avec les inventions daënares s'était peu à peu transformé en une sensation permanente de faiblesse et de nausée. Couplé à l'étrange missive qu'elle avait reçue qui lui donnait rendez-vous à Marnaka pour y ourdir un plan supposé déboucher sur une guerre d'ampleur mondiale, ce sentiment désagréable l'avait poussée à prendre la décision de quitter le pays.</text:p>
      <text:p text:style-name="Standard"/>
      <text:p text:style-name="Standard">Eléonore s'était donc mise en quête d'un moyen de transport pour Aildor, tâche qui peut s'avérer plus ardue qu'elle n'en avait l'air au premier abord lorsque l'on se trouve dans son cas précis. D'une part parce que en tant qu'anomalie, my'tranne de surcroît, la jeune femme devait se faire petite. Exit, donc, les solutions « officielles » et les registres. Et d'une autre part parce que, il fallait bien le dire, elle était fauchée. Sans emploi, à avoir traversé la moitié de la planète pour son bon plaisir, elle avait évidemment fini par mettre à mal ses maigres ressources. Même le vol à la tire -ou le racket pur et simple- ne lui fournissait pas un revenu suffisamment stable pour qu'elle puisse agir à sa guise. Elle cherchait dès lors plus un passeur qu'un capitaine, quelqu'un qui pourrait la transporter de manière discrète et pour par cher. Quitte à négocier son trajet.</text:p>
      <text:p text:style-name="Standard"/>
      <text:p text:style-name="Standard">Ainsi, l'anomalie avait finalement atterri au Kahapadnon après avoir posé quelques questions à des personnes suffisamment louches, où on lui avait assuré qu'elle trouverait son bonheur. Ou au moins un capitaine peu scrupuleux prêt à négocier une traversée jusqu'au continent nordique. Elle était directement allée voir le tenancier de la gargote pour lui présenter sa requête, en se gardant bien d'évoquer les raisons de sa nécessaire discrétion. Celui-ci lui avait dit qu'il en parlerait aux potentiels intéressés et qu'on viendrait la voir s'il trouvait preneur. Elle le remercia en commandant une pinte et alla s'installer à la table où elle était toujours assise à cet instant, la chope devant elle s'étant entre vidée d'une bonne moitié de son contenu. Si la petite blonde ne semblait pas au meilleur de sa forme -et à juste titre, il ne fallait tout de même pas sous-estimer sa capacité à mener une négociation ferme. Et surtout à calmer toute velléité de la part d'un soûlard un peu trop engagea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3-06T23:23:26.58</meta:creation-date>
    <dc:date>2018-03-09T18:17:14.70</dc:date>
    <meta:editing-duration>PT13H35S</meta:editing-duration>
    <meta:editing-cycles>157</meta:editing-cycles>
    <meta:generator>OpenOffice/4.1.1$Win32 OpenOffice.org_project/411m6$Build-9775</meta:generator>
    <dc:creator>Théo </dc:creator>
    <meta:document-statistic meta:table-count="0" meta:image-count="0" meta:object-count="0" meta:page-count="1" meta:paragraph-count="5" meta:word-count="676" meta:character-count="4121"/>
  </office:meta>
</office:document-meta>
</file>